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7" style:family="table-cell">
      <style:table-cell-properties fo:padding="0.097cm" fo:border-left="none" fo:border-right="none" fo:border-top="0.05pt solid #000000" fo:border-bottom="0.05pt dotted #000000"/>
    </style:style>
    <style:style style:name="Tabella1.E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9018a3" style:font-size-asian="7pt" style:font-size-complex="7pt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29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client_order_ref&gt;</text:placeholder></text:p>
          </table:table-cell>
          <table:table-cell table:style-name="Tabella3.B5" office:value-type="string">
            <text:p text:style-name="P17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3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2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8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5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8">DESTINATARIO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6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6"><text:placeholder text:placeholder-type="text">&lt;o.destination_partner_id.state_id.code&gt;</text:placeholder></text:p>
          </table:table-cell>
        </table:table-row>
      </table:table>
      <text:p text:style-name="P55"/>
      <text:p text:style-name="P54"><text:span text:style-name="T2"><text:tab/>Rif. Int.: </text:span><text:span text:style-name="T2"><text:date style:data-style-name="N37" text:date-value="2013-02-01T13:33:55.990000027" text:fixed="true">02/01/13</text:date></text:span><text:span text:style-name="T2"> ore </text:span><text:span text:style-name="T2"><text:time style:data-style-name="N43" text:time-value="2013-02-01T13:33:49.000000096" text:fixed="true">01:33:49 PM</text:time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33">COD<text:span text:style-name="T4">ICE</text:span> <text:s/>ART<text:span text:style-name="T4">ICOLO</text:span></text:p>
            </table:table-cell>
            <table:table-cell table:style-name="Tabella1.A1" office:value-type="string">
              <text:p text:style-name="P52">DESCRIZIONE ARTICOLO</text:p>
            </table:table-cell>
            <table:table-cell table:style-name="Tabella1.C1" table:number-columns-spanned="2" office:value-type="string">
              <text:p text:style-name="P35">COLORE </text:p>
            </table:table-cell>
            <table:covered-table-cell/>
            <table:table-cell table:style-name="Tabella1.A1" office:value-type="string">
              <text:p text:style-name="P36">N.RO COLL<text:span text:style-name="T5">I</text:span></text:p>
            </table:table-cell>
            <table:table-cell table:style-name="Tabella1.A1" office:value-type="string">
              <text:p text:style-name="P37">UM</text:p>
            </table:table-cell>
            <table:table-cell table:style-name="Tabella1.A1" office:value-type="string">
              <text:p text:style-name="P34">Q.<text:span text:style-name="T7">TA'</text:span></text:p>
            </table:table-cell>
            <table:table-cell table:style-name="Tabella1.H1" office:value-type="string">
              <text:p text:style-name="P34"/>
            </table:table-cell>
          </table:table-row>
        </table:table-header-rows>
        <table:table-row table:style-name="Tabella1.2">
          <table:table-cell table:style-name="Tabella1.A2" table:number-columns-spanned="8" office:value-type="string">
            <text:p text:style-name="P5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8"/>
          </table:table-cell>
          <table:table-cell table:style-name="Tabella1.B3" table:number-columns-spanned="3" office:value-type="string">
            <text:p text:style-name="P20"><text:placeholder text:placeholder-type="text">&lt;o.text_note_pre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41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table:number-columns-spanned="8" office:value-type="string">
            <text:p text:style-name="P21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rows-spanned="2" office:value-type="string">
            <text:p text:style-name="P39"><text:placeholder text:placeholder-type="text">&lt;l.product_id.default_code or ''&gt;</text:placeholder></text:p>
          </table:table-cell>
          <table:table-cell table:style-name="Tabella1.B7" table:number-columns-spanned="2" office:value-type="string">
            <text:p text:style-name="P44"><text:placeholder text:placeholder-type="text">&lt;l.product_id.name or ''&gt;</text:placeholder></text:p>
          </table:table-cell>
          <table:covered-table-cell/>
          <table:table-cell table:style-name="Tabella1.D7" office:value-type="string">
            <text:p text:style-name="P50"><text:placeholder text:placeholder-type="text">&lt;('%s' % get_partic(l)) if o.partner_id.use_partic else ''&gt;</text:placeholder></text:p>
          </table:table-cell>
          <table:table-cell table:style-name="Tabella1.E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2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6"><text:placeholder text:placeholder-type="text">&lt;parcel&gt;</text:placeholder></text:p>
                </table:table-cell>
                <table:table-cell table:style-name="Tabella6.A2" office:value-type="string">
                  <text:p text:style-name="P31"><text:placeholder text:placeholder-type="text">&lt;l.product_uom.name&gt;</text:placeholder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7">
          <table:covered-table-cell/>
          <table:table-cell table:style-name="Tabella1.B8" table:number-columns-spanned="3" office:value-type="string">
            <text:p text:style-name="P43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columns-spanned="8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5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5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18"><text:placeholder text:placeholder-type="text">&lt;'%6.3f' % get_counter('volume')&gt;</text:placeholder></text:p>
          </table:table-cell>
          <table:table-cell table:style-name="Tabella2.A1" office:value-type="string">
            <text:p text:style-name="P48">VOL + 10%</text:p>
            <text:p text:style-name="P18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19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7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18"><text:placeholder text:placeholder-type="text">&lt;'%6.3f' % get_counter('length')&gt;</text:placeholder></text:p>
          </table:table-cell>
          <table:table-cell table:style-name="Tabella2.A2" office:value-type="string">
            <text:p text:style-name="P48">PESO</text:p>
            <text:p text:style-name="P18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7"/>
      <text:p text:style-name="P7"/>
      <text:p text:style-name="P57"/>
      <text:p text:style-name="P6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23T12:09:12.852262216</dc:date>
    <meta:editing-duration>P6DT21H20M3S</meta:editing-duration>
    <meta:editing-cycles>986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69" meta:word-count="169" meta:character-count="1677" meta:non-whitespace-character-count="1576"/>
    <meta:user-defined meta:name="Info 1"/>
    <meta:user-defined meta:name="Info 2"/>
    <meta:user-defined meta:name="Info 3"/>
    <meta:user-defined meta:name="Info 4"/>
  </office:meta>
</office:document-meta>
</file>